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review</presentation:footer-decl>
      <presentation:footer-decl presentation:name="ftr2">CMPTxxxx</presentation:footer-decl>
      <presentation:date-time-decl presentation:name="dtd1" presentation:source="fixed">16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: lectures 1-17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16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Object-oriented concepts</text:p>
          </draw:text-box>
        </draw:frame>
        <draw:frame presentation:style-name="pr6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1">Everything is an object</text:span>: attribs, methods</text:p>
              </text:list-item>
              <text:list-item>
                <text:p>A <text:span text:style-name="T1">program</text:span> is a set of objects passing <text:span text:style-name="T1">messages</text:span></text:p>
              </text:list-item>
              <text:list-item>
                <text:p>Each object has local <text:span text:style-name="T1">storage </text:span>(composition)</text:p>
              </text:list-item>
              <text:list-item>
                <text:p>Every object has a <text:span text:style-name="T1">type</text:span> (class)</text:p>
              </text:list-item>
              <text:list-item>
                <text:p>Objects of same type can <text:span text:style-name="T1">receive</text:span> same messages</text:p>
                <text:p/>
              </text:list-item>
              <text:list-item>
                <text:p>UML: class diagram, use-case diagram, design patter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eveloping in C++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Code (*.cpp) vs. headers (*.h)</text:p>
                <text:list>
                  <text:list-item>
                    <text:p>The C pre-processor, #include, &lt;&gt; vs. “”</text:p>
                  </text:list-item>
                  <text:list-item>
                    <text:p>Comments and doc-comments</text:p>
                  </text:list-item>
                </text:list>
              </text:list-item>
              <text:list-item>
                <text:p>Integrated development environments</text:p>
              </text:list-item>
              <text:list-item>
                <text:p>Compiling: object files (*.o)</text:p>
              </text:list-item>
              <text:list-item>
                <text:p>Linking: producing executab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 basic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8 built-in types</text:p>
              </text:list-item>
              <text:list-item>
                <text:p>if/else, switch/case</text:p>
              </text:list-item>
              <text:list-item>
                <text:p>while, do/while, for</text:p>
                <text:list>
                  <text:list-item>
                    <text:p>break, continue</text:p>
                  </text:list-item>
                </text:list>
              </text:list-item>
              <text:list-item>
                <text:p>Operators: + - * / % and or not &lt;&lt; &gt;&gt; &amp; | ^</text:p>
                <text:list>
                  <text:list-item>
                    <text:p>i++ vs. ++i</text:p>
                  </text:list-item>
                </text:list>
              </text:list-item>
              <text:list-item>
                <text:p>cin/cout</text:p>
              </text:list-item>
              <text:list-item>
                <text:p>Arrays: declaring, initializing, accessing</text:p>
              </text:list-item>
              <text:list-item>
                <text:p>extern, 2 meanings of static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Writing class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public / private / protected</text:p>
              </text:list-item>
              <text:list-item>
                <text:p>Subclassing</text:p>
              </text:list-item>
              <text:list-item>
                <text:p>Constructor, destructor</text:p>
                <text:list>
                  <text:list-item>
                    <text:p>Default parameters</text:p>
                  </text:list-item>
                </text:list>
              </text:list-item>
              <text:list-item>
                <text:p>Constructor initializer list</text:p>
                <text:list>
                  <text:list-item>
                    <text:p>Calling the superclass constructor</text:p>
                  </text:list-item>
                </text:list>
              </text:list-item>
              <text:list-item>
                <text:p>Overloading operators</text:p>
                <text:p/>
              </text:list-item>
              <text:list-item>
                <text:p>Class variables/methods (static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Inheritance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Designing class hierarchies: component design</text:p>
              </text:list-item>
              <text:list-item>
                <text:p>“Has a” vs. “is a kind of” vs. “knows how to”</text:p>
              </text:list-item>
              <text:list-item>
                <text:p>Virtual functions and polymorphism</text:p>
              </text:list-item>
              <text:list-item>
                <text:p>References (cf pointers?)</text:p>
              </text:list-item>
              <text:list-item>
                <text:p>Copy constructor</text:p>
              </text:list-item>
              <text:list-item>
                <text:p>Pure virtual functions and abstract superclasses</text:p>
              </text:list-item>
              <text:list-item>
                <text:p>Abstract superclasses vs. method interfac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Namespac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Creating namespaces, accessing</text:p>
                <text:list>
                  <text:list-item>
                    <text:p>two uses of 'using'</text:p>
                  </text:list-item>
                </text:list>
              </text:list-item>
              <text:list-item>
                <text:p>The default anonymous/unnamed namespace</text:p>
              </text:list-item>
              <text:list-item>
                <text:p>Namespaces vs. 'static'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ile I/O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&lt;fstream&gt;</text:p>
              </text:list-item>
              <text:list-item>
                <text:p>ifstream, ofstream</text:p>
              </text:list-item>
              <text:list-item>
                <text:p>getline()</text:p>
              </text:list-item>
              <text:list-item>
                <text:p>&lt;vector&gt;</text:p>
              </text:list-item>
              <text:list-item>
                <text:p>&lt;string&gt;: initializing, operations, find()/replace(), length()/capacity()/reserve(), lexicographic sort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xception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try/throw/catch</text:p>
              </text:list-item>
              <text:list-item>
                <text:p>Accessing the caught exception<text:line-break/>(getting auxiliary data)</text:p>
              </text:list-item>
              <text:list-item>
                <text:p>Standard exception classes: &lt;stdexcept&gt;, runtime_error, logic_error</text:p>
              </text:list-item>
              <text:list-item>
                <text:p>Designing exception class hierarchi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UIs and FLTK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Highlights from history of GUI</text:p>
              </text:list-item>
              <text:list-item>
                <text:p>FLTK basic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16T14:35:16</dc:date>
    <meta:editing-cycles>98</meta:editing-cycles>
    <meta:editing-duration>PT118H36M11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